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5b9bd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6" style:family="text">
      <style:text-properties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Oval 3" draw:style-name="gr1" draw:text-style-name="P1" draw:layer="layout" svg:width="12.123cm" svg:height="4.489cm" svg:x="10.38cm" svg:y="4.167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" draw:text-style-name="P1" draw:layer="layout" svg:width="7.152cm" svg:height="2.65cm" svg:x="2.064cm" svg:y="12.2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" draw:text-style-name="P1" draw:layer="layout" svg:width="7.157cm" svg:height="2.65cm" svg:x="9.216cm" svg:y="12.2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" draw:text-style-name="P1" draw:layer="layout" svg:width="7.157cm" svg:height="2.65cm" svg:x="16.373cm" svg:y="12.34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" draw:text-style-name="P1" draw:layer="layout" svg:width="7.153cm" svg:height="2.65cm" svg:x="23.53cm" svg:y="12.34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" draw:style-name="gr2" draw:text-style-name="P1" draw:layer="layout" svg:width="10.366cm" svg:height="2.462cm" svg:x="11.041cm" svg:y="0.309cm">
          <text:list text:style-name="L1">
            <text:list-header>
              <text:p text:style-name="P2"><text:span text:style-name="T1">Process Topology</text:span></text:p>
              <text:p text:style-name="P2"><text:span text:style-name="T2">for uniq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3" draw:style-name="gr3" draw:text-style-name="P3" draw:layer="layout" svg:x1="14.204cm" svg:y1="8.656cm" svg:x2="5.64cm" svg:y2="11.99cm">
          <text:p/>
        </draw:line>
        <draw:line draw:name="Straight Connector 18" draw:style-name="gr3" draw:text-style-name="P3" draw:layer="layout" svg:x1="19.151cm" svg:y1="8.78cm" svg:x2="27.107cm" svg:y2="11.99cm">
          <text:p/>
        </draw:line>
        <draw:line draw:name="Straight Connector 19" draw:style-name="gr3" draw:text-style-name="P3" draw:layer="layout" svg:x1="15.469cm" svg:y1="8.93cm" svg:x2="12.797cm" svg:y2="11.99cm">
          <text:p/>
        </draw:line>
        <draw:line draw:name="Straight Connector 24" draw:style-name="gr3" draw:text-style-name="P3" draw:layer="layout" svg:x1="17.079cm" svg:y1="8.952cm" svg:x2="19.95cm" svg:y2="11.99cm">
          <text:p/>
        </draw:line>
        <draw:custom-shape draw:name="TextBox 28" draw:style-name="gr2" draw:text-style-name="P1" draw:layer="layout" svg:width="2.246cm" svg:height="1.023cm" svg:x="15.524cm" svg:y="7.549cm">
          <text:list text:style-name="L1">
            <text:list-header>
              <text:p text:style-name="P4"><text:span text:style-name="T3">fork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" draw:style-name="gr4" draw:text-style-name="P1" draw:layer="layout" svg:width="5.869cm" svg:height="3.563cm" svg:x="14.579cm" svg:y="4.145cm">
          <text:list text:style-name="L1">
            <text:list-header>
              <text:p text:style-name="P4"><text:span text:style-name="T4">Parent</text:span></text:p>
              <text:p text:style-name="P4"><text:span text:style-name="T5">parser function</text:span></text:p>
              <text:p text:style-name="P4"><text:span text:style-name="T5">combine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0" draw:style-name="gr2" draw:text-style-name="P1" draw:layer="layout" svg:width="5.514cm" svg:height="2.039cm" svg:x="13.771cm" svg:y="15.187cm">
          <text:list text:style-name="L1">
            <text:list-header>
              <text:p text:style-name="P4"><text:span text:style-name="T4">n Children</text:span></text:p>
              <text:p text:style-name="P4"><text:span text:style-name="T5">sort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draw:layer="layout" svg:width="3.914cm" svg:height="1.275cm" svg:x="29.643cm" svg:y="0.362cm">
          <text:list text:style-name="L1">
            <text:list-header>
              <text:p text:style-name="P5"><text:span text:style-name="T6">Nicholas Jordan </text:span></text:p>
              <text:p text:style-name="P5"><text:span text:style-name="T6">CS3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alibri Light'" style:font-family-generic="swiss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3cm" svg:x="2.328cm" svg:y="1.014cm" presentation:class="title" presentation:placeholder="true">
        <draw:text-box/>
      </draw:frame>
      <draw:frame presentation:style-name="Default-outline1" draw:layer="backgroundobjects" svg:width="29.21cm" svg:height="12.088cm" svg:x="2.328cm" svg:y="5.07cm" presentation:class="outline" presentation:placeholder="true">
        <draw:text-box/>
      </draw:frame>
      <draw:frame presentation:style-name="Mpr1" draw:layer="backgroundobjects" svg:width="7.62cm" svg:height="1.023cm" svg:x="2.328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1.43cm" svg:height="1.023cm" svg:x="11.218cm" svg:y="17.65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7.62cm" svg:height="1.023cm" svg:x="23.918cm" svg:y="17.65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Nick Jordan</meta:initial-creator>
    <meta:creation-date>2013-08-13T04:58:31</meta:creation-date>
    <dc:creator>Nick Jordan</dc:creator>
    <dc:date>2013-08-13T19:54:52</dc:date>
    <meta:editing-cycles>4</meta:editing-cycles>
    <meta:editing-duration>PT7M21S</meta:editing-duration>
    <meta:document-statistic meta:object-count="33"/>
    <meta:generator>LibreOffice/3.5$Linux_X86_64 LibreOffice_project/350m1$Build-2</meta:generator>
  </office:meta>
</office:document-meta>
</file>